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2cm" svg:stroke-color="#ff0000" draw:marker-start-width="0.35cm" draw:marker-end-width="0.35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1cm" svg:stroke-color="#00b8ff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ff00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0000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ff00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c0c0c0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2cm" draw:marker-start-width="0.35cm" draw:marker-end-width="0.35cm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733cm" fo:min-width="0.362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4.9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5.24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4.938cm"/>
    </style:style>
    <style:style style:name="gr15" style:family="graphic" style:parent-style-name="standard">
      <style:graphic-properties svg:stroke-width="0.1cm" svg:stroke-color="#cc6633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ffff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ff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c0c0c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b8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6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136cm"/>
    </style:style>
    <style:style style:name="gr24" style:family="graphic" style:parent-style-name="standard">
      <style:graphic-properties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11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2cm" fo:min-width="0.57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8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8cm" fo:min-width="1.14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2.178cm"/>
    </style:style>
    <style:style style:name="gr30" style:family="graphic" style:parent-style-name="standard">
      <style:graphic-properties svg:stroke-width="0.1cm" svg:stroke-color="#ff3366" draw:fill="solid" draw:fill-color="#ff0000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314cm"/>
    </style:style>
    <style:style style:name="gr32" style:family="graphic" style:parent-style-name="standard">
      <style:graphic-properties svg:stroke-width="0.1cm" svg:stroke-color="#ff0000" draw:marker-start-width="0.35cm" draw:marker-end-width="0.35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svg:stroke-width="0cm" draw:fill="none" draw:fill-color="#ff0000" draw:textarea-horizontal-align="center" draw:textarea-vertical-align="middle"/>
    </style:style>
    <style:style style:name="gr3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cm" fo:min-width="1.64cm"/>
    </style:style>
    <style:style style:name="gr35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ff420e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ff3366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39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4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1" style:family="graphic" style:parent-style-name="standard">
      <style:graphic-properties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42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894cm" fo:min-width="0.823cm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488cm" fo:min-width="0.476cm" fo:padding-top="0.15cm" fo:padding-bottom="0.15cm" fo:padding-left="0.275cm" fo:padding-right="0.275cm"/>
    </style:style>
    <style:style style:name="gr44" style:family="graphic" style:parent-style-name="standard">
      <style:graphic-properties draw:fill="none" draw:textarea-horizontal-align="center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2cm" fo:min-width="2.13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966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/>
      <style:text-properties fo:font-size="11pt" style:font-size-asian="11pt" style:font-size-complex="11pt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359cm" svg:height="1.348cm" svg:x="2.281cm" svg:y="25.57cm">
          <draw:image xlink:href="../pics/battery.gif" xlink:type="simple" xlink:show="embed" xlink:actuate="onLoad">
            <text:p/>
          </draw:image>
        </draw:frame>
        <draw:frame draw:style-name="gr2" draw:text-style-name="P1" draw:layer="layout" svg:width="1.164cm" svg:height="1.164cm" svg:x="14.278cm" svg:y="11.004cm">
          <draw:image xlink:href="../pics/TrafficLightRed.gif" xlink:type="simple" xlink:show="embed" xlink:actuate="onLoad">
            <text:p/>
          </draw:image>
        </draw:frame>
        <draw:frame draw:style-name="gr2" draw:text-style-name="P1" draw:layer="layout" svg:width="1.164cm" svg:height="1.164cm" svg:x="14.311cm" svg:y="8.062cm">
          <draw:image xlink:href="../pics/TrafficLightGreen.gif" xlink:type="simple" xlink:show="embed" xlink:actuate="onLoad">
            <text:p/>
          </draw:image>
        </draw:frame>
        <draw:frame draw:style-name="gr2" draw:text-style-name="P1" draw:layer="layout" svg:width="1.064cm" svg:height="1.064cm" svg:x="14.375cm" svg:y="5.382cm">
          <draw:image xlink:href="../pics/TrafficLightAmber.gif" xlink:type="simple" xlink:show="embed" xlink:actuate="onLoad">
            <text:p/>
          </draw:image>
        </draw:frame>
        <draw:frame draw:style-name="gr2" draw:text-style-name="P1" draw:layer="layout" svg:width="2.087cm" svg:height="1.692cm" svg:x="14.596cm" svg:y="2.389cm">
          <draw:image xlink:href="../pics/Symbol_Horn.png" xlink:type="simple" xlink:show="embed" xlink:actuate="onLoad">
            <text:p/>
          </draw:image>
        </draw:frame>
        <draw:frame draw:style-name="gr2" draw:text-style-name="P1" draw:layer="layout" svg:width="2.313cm" svg:height="1.607cm" svg:x="13.848cm" svg:y="7.812cm">
          <draw:image xlink:href="../pics/Lamp_symbol.png" xlink:type="simple" xlink:show="embed" xlink:actuate="onLoad">
            <text:p/>
          </draw:image>
        </draw:frame>
        <draw:frame draw:style-name="gr2" draw:text-style-name="P1" draw:layer="layout" svg:width="2.313cm" svg:height="1.607cm" svg:x="13.748cm" svg:y="10.751cm">
          <draw:image xlink:href="../pics/Lamp_symbol.png" xlink:type="simple" xlink:show="embed" xlink:actuate="onLoad">
            <text:p/>
          </draw:image>
        </draw:frame>
        <draw:frame draw:style-name="gr2" draw:text-style-name="P1" draw:layer="layout" svg:width="2.313cm" svg:height="1.607cm" svg:x="13.815cm" svg:y="13.868cm">
          <draw:image xlink:href="../pics/Lamp_symbol.png" xlink:type="simple" xlink:show="embed" xlink:actuate="onLoad">
            <text:p/>
          </draw:image>
        </draw:frame>
        <draw:line draw:style-name="gr3" draw:text-style-name="P1" draw:layer="layout" svg:x1="15.148cm" svg:y1="1.422cm" svg:x2="15.148cm" svg:y2="2.58cm">
          <text:p/>
        </draw:line>
        <draw:line draw:style-name="gr4" draw:text-style-name="P1" draw:layer="layout" svg:x1="15.162cm" svg:y1="3.986cm" svg:x2="5.648cm" svg:y2="3.986cm">
          <text:p/>
        </draw:line>
        <draw:line draw:style-name="gr5" draw:text-style-name="P1" draw:layer="layout" svg:x1="14.912cm" svg:y1="15.541cm" svg:x2="9.488cm" svg:y2="15.541cm">
          <text:p/>
        </draw:line>
        <draw:line draw:style-name="gr5" draw:text-style-name="P1" draw:layer="layout" svg:x1="14.912cm" svg:y1="12.4cm" svg:x2="9.455cm" svg:y2="12.4cm">
          <text:p/>
        </draw:line>
        <draw:line draw:style-name="gr5" draw:text-style-name="P1" draw:layer="layout" svg:x1="14.912cm" svg:y1="9.422cm" svg:x2="9.488cm" svg:y2="9.422cm">
          <text:p/>
        </draw:line>
        <draw:line draw:style-name="gr5" draw:text-style-name="P1" draw:layer="layout" svg:x1="14.912cm" svg:y1="6.645cm" svg:x2="9.389cm" svg:y2="6.645cm">
          <text:p/>
        </draw:line>
        <draw:line draw:style-name="gr5" draw:text-style-name="P1" draw:layer="layout" svg:x1="9.488cm" svg:y1="6.57cm" svg:x2="9.488cm" svg:y2="16.831cm">
          <text:p/>
        </draw:line>
        <draw:line draw:style-name="gr6" draw:text-style-name="P1" draw:layer="layout" svg:x1="14.945cm" svg:y1="5.024cm" svg:x2="7.404cm" svg:y2="5.024cm">
          <text:p/>
        </draw:line>
        <draw:line draw:style-name="gr7" draw:text-style-name="P1" draw:layer="layout" svg:x1="14.946cm" svg:y1="7.902cm" svg:x2="8cm" svg:y2="7.902cm">
          <text:p/>
        </draw:line>
        <draw:line draw:style-name="gr8" draw:text-style-name="P1" draw:layer="layout" svg:x1="14.946cm" svg:y1="10.812cm" svg:x2="8.529cm" svg:y2="10.812cm">
          <text:p/>
        </draw:line>
        <draw:line draw:style-name="gr9" draw:text-style-name="P1" draw:layer="layout" svg:x1="14.946cm" svg:y1="13.921cm" svg:x2="8.992cm" svg:y2="13.921cm">
          <text:p/>
        </draw:line>
        <draw:line draw:style-name="gr6" draw:text-style-name="P1" draw:layer="layout" svg:x1="7.537cm" svg:y1="5.024cm" svg:x2="7.537cm" svg:y2="16.831cm">
          <text:p/>
        </draw:line>
        <draw:line draw:style-name="gr7" draw:text-style-name="P1" draw:layer="layout" svg:x1="8.067cm" svg:y1="7.836cm" svg:x2="8.067cm" svg:y2="16.864cm">
          <text:p/>
        </draw:line>
        <draw:line draw:style-name="gr8" draw:text-style-name="P1" draw:layer="layout" svg:x1="8.529cm" svg:y1="10.812cm" svg:x2="8.529cm" svg:y2="16.832cm">
          <text:p/>
        </draw:line>
        <draw:line draw:style-name="gr9" draw:text-style-name="P1" draw:layer="layout" svg:x1="8.959cm" svg:y1="13.855cm" svg:x2="8.959cm" svg:y2="16.766cm">
          <text:p/>
        </draw:line>
        <draw:line draw:style-name="gr10" draw:text-style-name="P1" draw:layer="layout" svg:x1="2.422cm" svg:y1="1.374cm" svg:x2="2.422cm" svg:y2="26.218cm">
          <text:p/>
        </draw:line>
        <draw:line draw:style-name="gr4" draw:text-style-name="P1" draw:layer="layout" svg:x1="5.558cm" svg:y1="3.954cm" svg:x2="5.558cm" svg:y2="21.018cm">
          <text:p/>
        </draw:line>
        <draw:frame draw:style-name="gr2" draw:text-style-name="P1" draw:layer="layout" svg:width="2.313cm" svg:height="1.607cm" svg:x="13.846cm" svg:y="5.047cm">
          <draw:image xlink:href="../pics/Lamp_symbol.png" xlink:type="simple" xlink:show="embed" xlink:actuate="onLoad">
            <text:p/>
          </draw:image>
        </draw:frame>
        <draw:frame draw:style-name="gr11" draw:text-style-name="P2" draw:layer="layout" svg:width="1.025cm" svg:height="1.083cm" svg:x="13.256cm" svg:y="5.355cm">
          <draw:text-box>
            <text:p><text:span text:style-name="T1">Y</text:span></text:p>
          </draw:text-box>
        </draw:frame>
        <draw:frame draw:style-name="gr11" draw:text-style-name="P2" draw:layer="layout" svg:width="1.025cm" svg:height="1.083cm" svg:x="13.257cm" svg:y="8.167cm">
          <draw:text-box>
            <text:p><text:span text:style-name="T1">G</text:span></text:p>
          </draw:text-box>
        </draw:frame>
        <draw:frame draw:style-name="gr11" draw:text-style-name="P2" draw:layer="layout" svg:width="1.025cm" svg:height="1.083cm" svg:x="13.257cm" svg:y="11.045cm">
          <draw:text-box>
            <text:p><text:span text:style-name="T1">R</text:span></text:p>
          </draw:text-box>
        </draw:frame>
        <draw:frame draw:style-name="gr11" draw:text-style-name="P2" draw:layer="layout" svg:width="1.025cm" svg:height="1.083cm" svg:x="13.257cm" svg:y="14.153cm">
          <draw:text-box>
            <text:p><text:span text:style-name="T1">W</text:span></text:p>
          </draw:text-box>
        </draw:frame>
        <draw:frame draw:style-name="gr12" draw:text-style-name="P3" draw:layer="layout" svg:width="5.417cm" svg:height="0.687cm" svg:x="10.149cm" svg:y="17.096cm">
          <draw:text-box>
            <text:p><text:span text:style-name="T2">Harting 0933 006 2601 male</text:span></text:p>
          </draw:text-box>
        </draw:frame>
        <draw:frame draw:style-name="gr13" draw:text-style-name="P3" draw:layer="layout" svg:width="5.747cm" svg:height="0.687cm" svg:x="10.15cm" svg:y="17.56cm">
          <draw:text-box>
            <text:p><text:span text:style-name="T2">Harting 0933 006 2701 female</text:span></text:p>
          </draw:text-box>
        </draw:frame>
        <draw:frame draw:style-name="gr14" draw:text-style-name="P3" draw:layer="layout" svg:width="5.438cm" svg:height="0.687cm" svg:x="10.151cm" svg:y="17.991cm">
          <draw:text-box>
            <text:p><text:span text:style-name="T2">Harting 1930 006 1750 hood</text:span></text:p>
          </draw:text-box>
        </draw:frame>
        <draw:line draw:style-name="gr15" draw:text-style-name="P1" draw:layer="layout" svg:x1="7.107cm" svg:y1="18.948cm" svg:x2="7.107cm" svg:y2="19.77cm">
          <text:p/>
        </draw:line>
        <draw:line draw:style-name="gr16" draw:text-style-name="P1" draw:layer="layout" svg:x1="7.604cm" svg:y1="18.949cm" svg:x2="7.604cm" svg:y2="23.976cm">
          <text:p/>
        </draw:line>
        <draw:line draw:style-name="gr17" draw:text-style-name="P1" draw:layer="layout" svg:x1="8.033cm" svg:y1="18.949cm" svg:x2="8.033cm" svg:y2="23.976cm">
          <text:p/>
        </draw:line>
        <draw:line draw:style-name="gr18" draw:text-style-name="P1" draw:layer="layout" svg:x1="8.496cm" svg:y1="18.85cm" svg:x2="8.496cm" svg:y2="23.974cm">
          <text:p/>
        </draw:line>
        <draw:line draw:style-name="gr19" draw:text-style-name="P1" draw:layer="layout" svg:x1="9.025cm" svg:y1="18.949cm" svg:x2="9.025cm" svg:y2="23.976cm">
          <text:p/>
        </draw:line>
        <draw:line draw:style-name="gr20" draw:text-style-name="P1" draw:layer="layout" svg:x1="9.455cm" svg:y1="18.982cm" svg:x2="9.455cm" svg:y2="26.719cm">
          <text:p/>
        </draw:line>
        <draw:line draw:style-name="gr21" draw:text-style-name="P1" draw:layer="layout" svg:x1="10.017cm" svg:y1="18.95cm" svg:x2="10.017cm" svg:y2="26.753cm">
          <text:p/>
        </draw:line>
        <draw:frame draw:style-name="gr22" draw:text-style-name="P4" draw:layer="layout" svg:width="3.11cm" svg:height="0.738cm" svg:x="6.743cm" svg:y="17.461cm">
          <draw:text-box>
            <text:p><text:span text:style-name="T3">1 <text:s/>2 <text:s/>3 <text:s/>4 <text:s/>5 <text:s/>6</text:span></text:p>
          </draw:text-box>
        </draw:frame>
        <draw:frame draw:style-name="gr23" draw:text-style-name="P4" draw:layer="layout" svg:width="2.636cm" svg:height="0.738cm" svg:x="6.743cm" svg:y="24.273cm">
          <draw:text-box>
            <text:p><text:span text:style-name="T3">1 <text:s/>3 <text:s/>4 <text:s/>5 <text:s/>2</text:span></text:p>
          </draw:text-box>
        </draw:frame>
        <draw:line draw:style-name="gr24" draw:text-style-name="P5" draw:layer="layout" svg:x1="10.05cm" svg:y1="19.609cm" svg:x2="10.844cm" svg:y2="19.609cm">
          <text:p/>
        </draw:line>
        <draw:frame draw:style-name="gr25" draw:text-style-name="P6" draw:layer="layout" svg:width="1.615cm" svg:height="0.64cm" svg:x="10.678cm" svg:y="19.278cm">
          <draw:text-box>
            <text:p><text:span text:style-name="T4">Screen</text:span></text:p>
          </draw:text-box>
        </draw:frame>
        <draw:g>
          <draw:frame draw:style-name="gr26" draw:text-style-name="P7" draw:layer="layout" svg:width="1.074cm" svg:height="1.662cm" svg:x="6.044cm" svg:y="26.191cm">
            <draw:text-box>
              <text:p><text:span text:style-name="T5">-</text:span></text:p>
            </draw:text-box>
          </draw:frame>
          <draw:frame draw:style-name="gr27" draw:text-style-name="P8" draw:layer="layout" svg:width="0.782cm" svg:height="1.118cm" svg:x="6.688cm" svg:y="26.454cm">
            <draw:text-box>
              <text:p><text:span text:style-name="T6">+</text:span></text:p>
            </draw:text-box>
          </draw:frame>
          <draw:frame draw:style-name="gr28" draw:text-style-name="P4" draw:layer="layout" svg:width="1.647cm" svg:height="1.008cm" svg:x="6.174cm" svg:y="26.845cm">
            <draw:text-box>
              <text:p><text:span text:style-name="T3">12v</text:span></text:p>
            </draw:text-box>
          </draw:frame>
        </draw:g>
        <draw:frame draw:style-name="gr29" draw:text-style-name="P3" draw:layer="layout" svg:width="2.247cm" svg:height="1.123cm" svg:x="6.811cm" svg:y="24.742cm">
          <draw:text-box>
            <text:p><text:span text:style-name="T2">Controller</text:span></text:p>
            <text:p><text:span text:style-name="T2">Relays</text:span></text:p>
          </draw:text-box>
        </draw:frame>
        <draw:line draw:style-name="gr30" draw:text-style-name="P9" draw:layer="layout" svg:x1="8.893cm" svg:y1="25.926cm" svg:x2="8.893cm" svg:y2="26.686cm">
          <text:p/>
        </draw:line>
        <draw:frame draw:style-name="gr31" draw:text-style-name="P4" draw:layer="layout" svg:width="1.814cm" svg:height="0.738cm" svg:x="8.528cm" svg:y="26.82cm">
          <draw:text-box>
            <text:p><text:span text:style-name="T3">L <text:s/>N <text:s/>E</text:span></text:p>
          </draw:text-box>
        </draw:frame>
        <draw:line draw:style-name="gr32" draw:text-style-name="P9" draw:layer="layout" svg:x1="8.926cm" svg:y1="25.992cm" svg:x2="7.611cm" svg:y2="25.992cm">
          <text:p/>
        </draw:line>
        <draw:rect draw:style-name="gr33" draw:text-style-name="P10" draw:layer="layout" svg:width="11.971cm" svg:height="0.734cm" svg:x="4.697cm" svg:y="27.857cm">
          <text:p text:style-name="P1"><text:span text:style-name="T7">SYC Race Station Horn &amp; Lights Wiring</text:span></text:p>
        </draw:rect>
        <draw:frame draw:style-name="gr34" draw:text-style-name="P6" draw:layer="layout" svg:width="2.14cm" svg:height="0.64cm" svg:x="17.661cm" svg:y="27.88cm">
          <draw:text-box>
            <text:p><text:span text:style-name="T4">June 2015</text:span></text:p>
          </draw:text-box>
        </draw:frame>
        <draw:line draw:style-name="gr35" draw:text-style-name="P1" draw:layer="layout" svg:x1="6.897cm" svg:y1="20.067cm" svg:x2="7.344cm" svg:y2="19.62cm">
          <text:p/>
        </draw:line>
        <draw:line draw:style-name="gr35" draw:text-style-name="P1" draw:layer="layout" svg:x1="6.898cm" svg:y1="19.651cm" svg:x2="7.344cm" svg:y2="20.097cm">
          <text:p/>
        </draw:line>
        <draw:line draw:style-name="gr36" draw:text-style-name="P1" draw:layer="layout" svg:x1="7.046cm" svg:y1="26.488cm" svg:x2="7.046cm" svg:y2="25.923cm">
          <text:p/>
        </draw:line>
        <draw:line draw:style-name="gr36" draw:text-style-name="P1" draw:layer="layout" svg:x1="7.046cm" svg:y1="24.17cm" svg:x2="7.046cm" svg:y2="20.84cm">
          <text:p/>
        </draw:line>
        <draw:frame draw:style-name="gr1" draw:text-style-name="P1" draw:layer="layout" svg:width="1.579cm" svg:height="2.256cm" svg:x="4.992cm" svg:y="20.658cm">
          <draw:image xlink:href="../pics/SPST-NO_relay_symbol.png" xlink:type="simple" xlink:show="embed" xlink:actuate="onLoad">
            <text:p/>
          </draw:image>
        </draw:frame>
        <draw:line draw:style-name="gr35" draw:text-style-name="P1" draw:layer="layout" svg:x1="6.392cm" svg:y1="26.607cm" svg:x2="6.392cm" svg:y2="22.743cm">
          <text:p/>
        </draw:line>
        <draw:line draw:style-name="gr37" draw:text-style-name="P1" draw:layer="layout" svg:x1="6.332cm" svg:y1="20.81cm" svg:x2="7.105cm" svg:y2="20.81cm">
          <text:p/>
        </draw:line>
        <draw:line draw:style-name="gr38" draw:text-style-name="P1" draw:layer="layout" svg:x1="15.162cm" svg:y1="1.457cm" svg:x2="2.379cm" svg:y2="1.457cm">
          <text:p/>
        </draw:line>
        <draw:line draw:style-name="gr39" draw:text-style-name="P1" draw:layer="layout" svg:x1="5.559cm" svg:y1="22.683cm" svg:x2="5.559cm" svg:y2="23.813cm">
          <text:p/>
        </draw:line>
        <draw:line draw:style-name="gr24" draw:text-style-name="P1" draw:layer="layout" svg:x1="6.6cm" svg:y1="21.048cm" svg:x2="6.6cm" svg:y2="22.594cm">
          <text:p/>
        </draw:line>
        <draw:line draw:style-name="gr24" draw:text-style-name="P1" draw:layer="layout" svg:x1="6.362cm" svg:y1="21.048cm" svg:x2="6.54cm" svg:y2="21.048cm">
          <text:p/>
        </draw:line>
        <draw:line draw:style-name="gr24" draw:text-style-name="P1" draw:layer="layout" svg:x1="6.36cm" svg:y1="22.594cm" svg:x2="6.63cm" svg:y2="22.594cm">
          <text:p/>
        </draw:line>
        <draw:custom-shape draw:style-name="gr40" draw:text-style-name="P1" draw:layer="layout" svg:width="0.357cm" svg:height="0.357cm" svg:x="6.421cm" svg:y="21.671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1" draw:text-style-name="P1" draw:layer="layout" svg:x1="6.333cm" svg:y1="21.76cm" svg:x2="6.779cm" svg:y2="21.76cm">
          <text:p/>
        </draw:line>
        <draw:frame draw:style-name="gr42" draw:text-style-name="P4" draw:layer="layout" svg:width="1.373cm" svg:height="1.194cm" svg:x="4.055cm" svg:y="24.099cm">
          <draw:text-box>
            <text:p><text:span text:style-name="T3">30A</text:span></text:p>
            <text:p><text:span text:style-name="T8">Fuse</text:span></text:p>
          </draw:text-box>
        </draw:frame>
        <draw:frame draw:style-name="gr43" draw:text-style-name="P4" draw:layer="layout" svg:width="1.026cm" svg:height="0.788cm" svg:x="6.151cm" svg:y="20.018cm">
          <draw:text-box>
            <text:p><text:span text:style-name="T3">86</text:span></text:p>
          </draw:text-box>
        </draw:frame>
        <draw:rect draw:style-name="gr44" draw:text-style-name="P1" draw:layer="layout" svg:width="2.218cm" svg:height="2.218cm" svg:x="5.052cm" svg:y="20.606cm">
          <text:p/>
        </draw:rect>
        <draw:frame draw:style-name="gr2" draw:text-style-name="P1" draw:layer="layout" svg:width="1.281cm" svg:height="0.564cm" draw:transform="rotate (-1.55945168665783) translate (5.835cm 23.778cm)">
          <draw:image xlink:href="../pics/fuse.gif" xlink:type="simple" xlink:show="embed" xlink:actuate="onLoad">
            <text:p/>
          </draw:image>
        </draw:frame>
        <draw:line draw:style-name="gr39" draw:text-style-name="P1" draw:layer="layout" svg:x1="5.559cm" svg:y1="25.115cm" svg:x2="5.559cm" svg:y2="26.245cm">
          <text:p/>
        </draw:line>
        <draw:frame draw:style-name="gr43" draw:text-style-name="P4" draw:layer="layout" svg:width="1.026cm" svg:height="0.788cm" svg:x="4.677cm" svg:y="20.027cm">
          <draw:text-box>
            <text:p><text:span text:style-name="T3">87</text:span></text:p>
          </draw:text-box>
        </draw:frame>
        <draw:frame draw:style-name="gr43" draw:text-style-name="P4" draw:layer="layout" svg:width="1.026cm" svg:height="0.788cm" svg:x="6.203cm" svg:y="22.717cm">
          <draw:text-box>
            <text:p><text:span text:style-name="T3">85</text:span></text:p>
          </draw:text-box>
        </draw:frame>
        <draw:frame draw:style-name="gr43" draw:text-style-name="P4" draw:layer="layout" svg:width="1.026cm" svg:height="0.788cm" svg:x="4.571cm" svg:y="22.753cm">
          <draw:text-box>
            <text:p><text:span text:style-name="T3">30</text:span></text:p>
          </draw:text-box>
        </draw:frame>
        <draw:frame draw:style-name="gr45" draw:text-style-name="P3" draw:layer="layout" svg:width="2.636cm" svg:height="1.402cm" svg:x="2.539cm" svg:y="20.874cm">
          <draw:text-box>
            <text:p><text:span text:style-name="T2">12v 30 A</text:span></text:p>
            <text:p><text:span text:style-name="T2">Lucas Relay</text:span></text:p>
            <text:p><text:span text:style-name="T9">Polarity Important</text:span></text:p>
          </draw:text-box>
        </draw:frame>
        <draw:frame draw:style-name="gr46" draw:text-style-name="P3" draw:layer="layout" svg:width="2.466cm" svg:height="0.687cm" svg:x="2.86cm" svg:y="26.753cm">
          <draw:text-box>
            <text:p><text:span text:style-name="T2">12v Batte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al Arundale</meta:initial-creator>
    <meta:creation-date>2015-05-14T18:57:40.71</meta:creation-date>
    <dc:date>2018-01-03T08:56:00.94</dc:date>
    <dc:creator>Neal Arundale</dc:creator>
    <meta:editing-duration>PT3H46M10S</meta:editing-duration>
    <meta:editing-cycles>11</meta:editing-cycles>
    <meta:generator>OpenOffice/4.1.4$Win32 OpenOffice.org_project/414m5$Build-9788</meta:generator>
    <meta:document-statistic meta:object-count="78"/>
  </office:meta>
</office:document-meta>
</file>